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2060" fo:font-size="14pt" fo:font-weight="bold" style:font-size-asian="14pt" style:font-weight-asian="bold"/>
    </style:style>
    <style:style style:name="P5" style:family="paragraph" style:parent-style-name="Standard">
      <style:text-properties fo:font-size="5pt" style:font-size-asian="5pt" style:font-size-complex="5pt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margin-left="0.63cm" fo:margin-right="0cm" fo:line-height="100%" fo:text-indent="-0.63cm" style:auto-text-indent="false"/>
    </style:style>
    <style:style style:name="P8" style:family="paragraph" style:parent-style-name="Standard">
      <style:paragraph-properties fo:margin-left="0.63cm" fo:margin-right="0cm" fo:line-height="100%" fo:text-indent="-0.63cm" style:auto-text-indent="false"/>
      <style:text-properties style:text-underline-style="none"/>
    </style:style>
    <style:style style:name="P9" style:family="paragraph" style:parent-style-name="Standard">
      <style:paragraph-properties fo:margin-left="0.63cm" fo:margin-right="0cm" fo:line-height="100%" fo:text-indent="-0.63cm" style:auto-text-indent="false"/>
      <style:text-properties style:text-underline-style="none" officeooo:paragraph-rsid="001a16a0"/>
    </style:style>
    <style:style style:name="P10" style:family="paragraph" style:parent-style-name="Standard">
      <style:paragraph-properties fo:margin-left="0cm" fo:margin-right="0cm" fo:line-height="100%" fo:text-indent="0cm" style:auto-text-indent="false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text-underline-style="none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13" style:family="paragraph" style:parent-style-name="Standard" style:master-page-name="">
      <loext:graphic-properties draw:fill="none"/>
      <style:paragraph-properties fo:margin-left="0.499cm" fo:margin-right="0cm" fo:margin-top="0cm" fo:margin-bottom="0.353cm" loext:contextual-spacing="false" fo:line-height="100%" fo:text-align="start" style:justify-single-word="false" fo:orphans="2" fo:widows="2" fo:text-indent="-0.6cm" style:auto-text-indent="false" style:page-number="auto" fo:background-color="transparent" style:writing-mode="lr-tb"/>
      <style:text-properties style:text-underline-style="none" officeooo:rsid="0015e28b" officeooo:paragraph-rsid="0015e28b"/>
    </style:style>
    <style:style style:name="P14" style:family="paragraph" style:parent-style-name="List_20_Paragraph">
      <style:paragraph-properties fo:margin-left="0.63cm" fo:margin-right="0cm" fo:margin-top="0.212cm" fo:margin-bottom="0.353cm" loext:contextual-spacing="false" fo:line-height="110%" fo:text-indent="0cm" style:auto-text-indent="false"/>
    </style:style>
    <style:style style:name="P15" style:family="paragraph" style:parent-style-name="Heading_20_2" style:list-style-name="WWNum2">
      <style:text-properties fo:color="#262626" style:text-underline-style="solid" style:text-underline-width="auto" style:text-underline-color="font-color"/>
    </style:style>
    <style:style style:name="P16" style:family="paragraph" style:parent-style-name="Heading_20_2" style:list-style-name="WWNum2">
      <style:paragraph-properties fo:margin-left="0.63cm" fo:margin-right="0cm" fo:line-height="100%" fo:text-indent="-0.63cm" style:auto-text-indent="false"/>
      <style:text-properties fo:color="#262626" style:text-underline-style="solid" style:text-underline-width="auto" style:text-underline-color="font-color"/>
    </style:style>
    <style:style style:name="P17" style:family="paragraph" style:parent-style-name="Heading_20_2" style:list-style-name="WWNum2">
      <style:paragraph-properties fo:margin-left="0cm" fo:margin-right="0cm" fo:line-height="100%" fo:text-indent="0cm" style:auto-text-indent="false"/>
      <style:text-properties fo:color="#262626" style:text-underline-style="solid" style:text-underline-width="auto" style:text-underline-color="font-color"/>
    </style:style>
    <style:style style:name="P18" style:family="paragraph" style:parent-style-name="List_20_Paragraph" style:list-style-name="WWNum2">
      <style:text-properties text:display="none"/>
    </style:style>
    <style:style style:name="P19" style:family="paragraph" style:parent-style-name="List_20_Paragraph" style:list-style-name="WWNum1">
      <style:paragraph-properties fo:margin-left="0.63cm" fo:margin-right="0cm" fo:margin-top="0.212cm" fo:margin-bottom="0.353cm" loext:contextual-spacing="false" fo:line-height="110%" fo:text-indent="0cm" style:auto-text-indent="false"/>
    </style:style>
    <style:style style:name="P20" style:family="paragraph" style:parent-style-name="No_20_Spacing">
      <style:paragraph-properties fo:margin-top="0.353cm" fo:margin-bottom="0.176cm" loext:contextual-spacing="false"/>
      <style:text-properties fo:color="#002060" fo:font-size="14pt" fo:font-weight="bold" style:font-size-asian="14pt" style:font-weight-asian="bold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Standard">
      <style:text-properties fo:color="#262626" style:text-underline-style="none" officeooo:rsid="00132e5b"/>
    </style:style>
    <style:style style:name="P23" style:family="paragraph" style:parent-style-name="Standard">
      <style:paragraph-properties fo:margin-left="0.63cm" fo:margin-right="0cm" fo:line-height="100%" fo:text-indent="-0.63cm" style:auto-text-indent="false"/>
      <style:text-properties fo:color="#262626" style:text-underline-style="solid" style:text-underline-width="auto" style:text-underline-color="font-color"/>
    </style:style>
    <style:style style:name="P24" style:family="paragraph" style:parent-style-name="Standard">
      <style:paragraph-properties fo:margin-left="0.63cm" fo:margin-right="0cm" fo:line-height="100%" fo:text-indent="-0.63cm" style:auto-text-indent="false"/>
      <style:text-properties fo:color="#262626" style:text-underline-style="none"/>
    </style:style>
    <style:style style:name="P25" style:family="paragraph" style:parent-style-name="Standard">
      <style:paragraph-properties fo:margin-left="0.63cm" fo:margin-right="0cm" fo:line-height="100%" fo:text-indent="-0.63cm" style:auto-text-indent="false"/>
      <style:text-properties fo:color="#262626" style:text-underline-style="none" officeooo:rsid="0015e28b"/>
    </style:style>
    <style:style style:name="P26" style:family="paragraph" style:parent-style-name="Standard">
      <style:paragraph-properties fo:margin-left="0.63cm" fo:margin-right="0cm" fo:line-height="100%" fo:text-indent="-0.63cm" style:auto-text-indent="false"/>
      <style:text-properties fo:color="#262626" style:text-underline-style="none" officeooo:rsid="001dbe3c"/>
    </style:style>
    <style:style style:name="P27" style:family="paragraph" style:parent-style-name="Standard">
      <style:paragraph-properties fo:margin-left="0.63cm" fo:margin-right="0cm" fo:line-height="100%" fo:text-indent="-0.63cm" style:auto-text-indent="false"/>
      <style:text-properties fo:color="#262626" style:text-underline-style="none" officeooo:rsid="0018efac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00%" fo:text-align="start" style:justify-single-word="false" fo:orphans="2" fo:widows="2" fo:text-indent="-0.6cm" style:auto-text-indent="false" fo:background-color="transparent" style:writing-mode="lr-tb"/>
      <style:text-properties fo:color="#262626" style:text-underline-style="none" officeooo:rsid="0013fa5b"/>
    </style:style>
    <style:style style:name="P29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fo:color="#262626" style:text-underline-style="solid" style:text-underline-width="auto" style:text-underline-color="font-color"/>
    </style:style>
    <style:style style:name="T1" style:family="text">
      <style:text-properties fo:color="#000000" fo:font-size="16pt" style:text-underline-style="solid" style:text-underline-width="auto" style:text-underline-color="font-color" fo:font-weight="bold" style:font-size-asian="16pt" style:font-weight-asian="bold"/>
    </style:style>
    <style:style style:name="T2" style:family="text">
      <style:text-properties fo:color="#000000" fo:font-size="16pt" style:text-underline-style="solid" style:text-underline-width="auto" style:text-underline-color="font-color" fo:font-weight="bold" officeooo:rsid="0018efac" style:font-size-asian="16pt" style:font-weight-asian="bold"/>
    </style:style>
    <style:style style:name="T3" style:family="text">
      <style:text-properties fo:color="#262626"/>
    </style:style>
    <style:style style:name="T4" style:family="text">
      <style:text-properties fo:color="#262626" officeooo:rsid="00132e5b"/>
    </style:style>
    <style:style style:name="T5" style:family="text">
      <style:text-properties fo:color="#262626" style:text-underline-style="none"/>
    </style:style>
    <style:style style:name="T6" style:family="text">
      <style:text-properties fo:color="#262626" style:text-underline-style="none" officeooo:rsid="00132e5b"/>
    </style:style>
    <style:style style:name="T7" style:family="text">
      <style:text-properties fo:color="#262626" style:text-underline-style="none" officeooo:rsid="0013bbc5"/>
    </style:style>
    <style:style style:name="T8" style:family="text">
      <style:text-properties fo:color="#262626" style:text-underline-style="none" officeooo:rsid="0013fa5b"/>
    </style:style>
    <style:style style:name="T9" style:family="text">
      <style:text-properties fo:color="#262626" style:text-underline-style="none" officeooo:rsid="0015e28b"/>
    </style:style>
    <style:style style:name="T10" style:family="text">
      <style:text-properties fo:color="#262626" style:text-underline-style="none" officeooo:rsid="0015ed41"/>
    </style:style>
    <style:style style:name="T11" style:family="text">
      <style:text-properties fo:color="#262626" officeooo:rsid="0013bbc5"/>
    </style:style>
    <style:style style:name="T12" style:family="text">
      <style:text-properties fo:color="#262626" officeooo:rsid="0013fa5b"/>
    </style:style>
    <style:style style:name="T13" style:family="text">
      <style:text-properties fo:color="#262626" officeooo:rsid="00142ae0"/>
    </style:style>
    <style:style style:name="T14" style:family="text">
      <style:text-properties fo:color="#262626" officeooo:rsid="0015e28b"/>
    </style:style>
    <style:style style:name="T15" style:family="text">
      <style:text-properties fo:color="#262626" officeooo:rsid="001757e4"/>
    </style:style>
    <style:style style:name="T16" style:family="text">
      <style:text-properties fo:color="#262626" officeooo:rsid="0018efac"/>
    </style:style>
    <style:style style:name="T17" style:family="text">
      <style:text-properties fo:color="#262626" officeooo:rsid="001a16a0"/>
    </style:style>
    <style:style style:name="T18" style:family="text">
      <style:text-properties fo:color="#262626" fo:font-weight="bold" officeooo:rsid="001a16a0" style:font-weight-asian="bold" style:font-weight-complex="bold"/>
    </style:style>
    <style:style style:name="T19" style:family="text">
      <style:text-properties fo:color="#262626" fo:font-weight="bold" officeooo:rsid="00142ae0" style:font-weight-asian="bold" style:font-weight-complex="bold"/>
    </style:style>
    <style:style style:name="T20" style:family="text">
      <style:text-properties fo:color="#262626" officeooo:rsid="001c1608"/>
    </style:style>
    <style:style style:name="T21" style:family="text">
      <style:text-properties fo:color="#262626" officeooo:rsid="001dbe3c"/>
    </style:style>
    <style:style style:name="T22" style:family="text">
      <style:text-properties officeooo:rsid="001ddc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3"><text:span text:style-name="T2">DOSSIER TECHNIQUE</text:span><text:span text:style-name="T1"> D</text:span><text:span text:style-name="T2">U</text:span><text:span text:style-name="T1"> SITE INTERNET</text:span></text:p>
      <text:p text:style-name="P4"/>
      <text:p text:style-name="P20">1. Présentation d’ensemble du projet</text:p>
      <text:list xml:id="list2709885625" text:style-name="WWNum2">
        <text:list-item>
          <text:list>
            <text:list-item>
              <text:h text:style-name="P15" text:outline-level="2">Présentation de l’entreprise :</text:h>
            </text:list-item>
          </text:list>
        </text:list-item>
      </text:list>
      <text:p text:style-name="P6"><text:span text:style-name="T3"><text:tab/></text:span><text:span text:style-name="T4">Pierres d’Engelis est une petite entreprise dirigée par Pascale Deflorenne </text:span><text:span text:style-name="T12">sur Fleurance dans le Gers</text:span><text:span text:style-name="T4">. Son activité consiste à effectuer des ravalements de façades avec des pierres de parement et pierres reconstituées. Sa <text:s/>création d’entreprise date de cette année, c’est-à-dire, 2018.</text:span></text:p>
      <text:p text:style-name="P22"><text:tab/>Les produits qu’elle vend sont des pierres de parement fabriquées artisanalement de ces mains grâce à des moules. La matière première vient d’une carrière locale situé à Monfort dans le Gers.</text:p>
      <text:p text:style-name="Standard"><text:span text:style-name="T6"><text:tab/></text:span><text:span text:style-name="T7">Le rôle de ce projet est de créer un site web pour la faire connaître sur internet de façon à ce qu’elle puisse obtenir de nouveaux devis dans le but d’agrandir sa clientèle.</text:span></text:p>
      <text:p text:style-name="Standard"/>
      <text:list xml:id="list153656708536267" text:continue-numbering="true" text:style-name="WWNum2">
        <text:list-item>
          <text:list>
            <text:list-item>
              <text:h text:style-name="P16" text:outline-level="2">Les objectifs du site :</text:h>
            </text:list-item>
          </text:list>
        </text:list-item>
      </text:list>
      <text:p text:style-name="P23"/>
      <text:p text:style-name="P11"><text:span text:style-name="T3"><text:tab/><text:tab/></text:span><text:span text:style-name="T11">c’est un site vitrine qui aura pour but de présenter la gamme de ces produits et essaye de créer un contexte favorable de façon a influencer l’internaute sur le choix du produit.</text:span></text:p>
      <text:p text:style-name="P12"><text:span text:style-name="T7"><text:tab/><text:tab/>Il sera possible d’indexer au site un module de contact client mais aussi un formulaire de de</text:span><text:span text:style-name="T8">vis.</text:span></text:p>
      <text:p text:style-name="P28"/>
      <text:list xml:id="list153657434542607" text:continue-numbering="true" text:style-name="WWNum2">
        <text:list-item>
          <text:list>
            <text:list-item>
              <text:h text:style-name="P16" text:outline-level="2">La cible adressée par le site :</text:h>
            </text:list-item>
          </text:list>
        </text:list-item>
      </text:list>
      <text:p text:style-name="P24"/>
      <text:p text:style-name="P7"><text:span text:style-name="T5"><text:tab/><text:tab/></text:span><text:span text:style-name="T8">Les cibles principales sont les particuliers (généralement propriétaire) et les petits artisans pro. S’agissant de produits artisanaux, les quantités pour le moment sont faibles. Il n’y a pas de possibilités de fournir les grandes entreprises professionnelles.</text:span></text:p>
      <text:list xml:id="list153658269052178" text:continue-numbering="true" text:style-name="WWNum2">
        <text:list-item>
          <text:list>
            <text:list-header>
              <text:h text:style-name="P17" text:outline-level="2"/>
            </text:list-header>
            <text:list-item>
              <text:h text:style-name="P16" text:outline-level="2">Périmètre du projet :</text:h>
            </text:list-item>
          </text:list>
        </text:list-item>
      </text:list>
      <text:p text:style-name="P23"/>
      <text:p text:style-name="P8"><text:span text:style-name="T3"><text:tab/><text:tab/></text:span><text:span text:style-name="T12">Le secteur visé est principalement le département du Gers. S’il y a un accroissement de l’activité, il y aura possibilité d’étendre le secteur </text:span><text:span text:style-name="T13">aux départements voisins.</text:span></text:p>
      <text:p text:style-name="P8"><text:span text:style-name="T13"><text:tab/>Le site sera </text:span><text:span text:style-name="T16">conçu</text:span><text:span text:style-name="T13"> pour s’adapter sur les supports mobiles.</text:span></text:p>
      <text:list xml:id="list4239175824" text:style-name="WWNum1">
        <text:list-header>
          <text:p text:style-name="P19"><text:soft-page-break/></text:p>
        </text:list-header>
      </text:list>
      <text:list xml:id="list153656705817075" text:continue-list="list153658269052178" text:style-name="WWNum2">
        <text:list-item>
          <text:list>
            <text:list-item>
              <text:h text:style-name="P16" text:outline-level="2">Description de l’existant :</text:h>
            </text:list-item>
          </text:list>
        </text:list-item>
      </text:list>
      <text:p text:style-name="P23"/>
      <text:p text:style-name="P8"><text:span text:style-name="T3"><text:tab/></text:span><text:span text:style-name="T13">C’est un site de lancement donc il n’existe aucune version en ligne actuellement.</text:span></text:p>
      <text:p text:style-name="P9"><text:span text:style-name="T13"><text:tab/>Pour le moment, le nom désigné pour le site est </text:span><text:span text:style-name="T19">« Pierres d’Engelis »</text:span><text:span text:style-name="T13"> mais n’est pas définitif. </text:span><text:span text:style-name="T17">Un autre nom du site a été proposé par l’équipe : c’est </text:span><text:span text:style-name="T18">« Pierres Fleurantines Deflorenne »</text:span></text:p>
      <text:p text:style-name="P8"><text:span text:style-name="T13"><text:tab/>Un logo est existant mais sera susceptible d’être changé. </text:span><text:span text:style-name="T20">Une autre </text:span><text:span text:style-name="T13"><text:s/>proposition de logo </text:span><text:span text:style-name="T20">est</text:span><text:span text:style-name="T13"> </text:span><text:span text:style-name="T20">faite</text:span><text:span text:style-name="T13">. </text:span><text:span text:style-name="T20">Le même logo sera proposé avec les 2 noms </text:span><text:span text:style-name="T13">.</text:span></text:p>
      <text:p text:style-name="P8"><text:span text:style-name="T13"><text:tab/>Des ressources humaines externes viennent d’être allouées au projet. c’est une équipe de 3 personnes , actuellement en formation de développeur web à l’école Simplon de Auch, qui est en train de réaliser ce projet par le biais d’un projet pédagogique. </text:span><text:span text:style-name="T14">Cette équipe se compose d’une scrum master, d’une git master et d’une chargée de clientèle.</text:span></text:p>
      <text:list xml:id="list153657181457007" text:continue-list="list4239175824" text:style-name="WWNum1">
        <text:list-header>
          <text:p text:style-name="P19"/>
        </text:list-header>
      </text:list>
      <text:p text:style-name="P20">2. Description graphique et ergonomique</text:p>
      <text:list xml:id="list153656738277437" text:continue-list="list153656705817075" text:style-name="WWNum2">
        <text:list-item>
          <text:p text:style-name="P18"/>
          <text:list>
            <text:list-item>
              <text:h text:style-name="P16" text:outline-level="2">Charte graphique :</text:h>
            </text:list-item>
          </text:list>
        </text:list-item>
      </text:list>
      <text:p text:style-name="P23"/>
      <text:p text:style-name="P7"><text:span text:style-name="T5"><text:tab/><text:tab/></text:span><text:span text:style-name="T9">L’équipe de développeur web à carte blanche. Les maquettes sont en cours de réalisation </text:span></text:p>
      <text:p text:style-name="P25"/>
      <text:list xml:id="list153657545104615" text:continue-numbering="true" text:style-name="WWNum2">
        <text:list-item>
          <text:list>
            <text:list-item>
              <text:h text:style-name="P16" text:outline-level="2">Design :</text:h>
            </text:list-item>
          </text:list>
        </text:list-item>
      </text:list>
      <text:p text:style-name="P23"/>
      <text:p text:style-name="P13"><text:span text:style-name="T3"><text:tab/></text:span><text:span text:style-name="T17">L</text:span><text:span text:style-name="T3">’administrateur du site souhaite un design simple, gai et coloré.</text:span></text:p>
      <text:p text:style-name="Standard"/>
      <text:list xml:id="list153657023674604" text:continue-numbering="true" text:style-name="WWNum2">
        <text:list-item>
          <text:list>
            <text:list-item>
              <text:h text:style-name="P16" text:outline-level="2">Maquettes :</text:h>
            </text:list-item>
          </text:list>
        </text:list-item>
      </text:list>
      <text:p text:style-name="P7"/>
      <text:p text:style-name="P8"><text:span text:style-name="T3"><text:tab/></text:span><text:span text:style-name="T21">Trois</text:span><text:span text:style-name="T14"> maquettes sont en cours de réalisation par l’équipe de </text:span><text:span text:style-name="T17">développeurs. </text:span><text:span text:style-name="T21">Elles sont simples et épurées. En fonction des différentes maquettes, les couleurs sont généralement dans des tons pastel et terre rouge. ( maquettes en pièces jointes).</text:span></text:p>
      <text:p text:style-name="P26"><text:tab/></text:p>
      <text:p text:style-name="P10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20">3. Description fonctionnelle et technique</text:p>
      <text:p text:style-name="Standard"/>
      <text:list xml:id="list153656591161250" text:continue-numbering="true" text:style-name="WWNum2">
        <text:list-item>
          <text:p text:style-name="P18"/>
          <text:list>
            <text:list-item>
              <text:h text:style-name="P16" text:outline-level="2">Arborescence du site :</text:h>
            </text:list-item>
          </text:list>
        </text:list-item>
      </text:list>
      <text:p text:style-name="P23"/>
      <text:p text:style-name="P7"><text:span text:style-name="T5"><text:tab/><text:tab/></text:span><text:span text:style-name="T10">un diagramme d’état ( en pièce jointe) présente l’arborescence du site de manière <text:s/>clair et détaillé.</text:span></text:p>
      <text:p text:style-name="P14"/>
      <text:list xml:id="list153656424285607" text:continue-numbering="true" text:style-name="WWNum2">
        <text:list-item>
          <text:list>
            <text:list-item>
              <text:h text:style-name="P16" text:outline-level="2">Informations relatives aux contenus :</text:h>
            </text:list-item>
          </text:list>
        </text:list-item>
      </text:list>
      <text:p text:style-name="P23"/>
      <text:p text:style-name="P8"><text:span text:style-name="T3"><text:tab/></text:span><text:span text:style-name="T15">Les différents types de contenus sont surtout des images et des articles. Le site doit être évolutif afin de pouvoir rajouter </text:span><text:span text:style-name="T17">à</text:span><text:span text:style-name="T15"> tout moment des fonctionnalités.</text:span></text:p>
      <text:p text:style-name="P7"/>
      <text:list xml:id="list153658090778774" text:continue-numbering="true" text:style-name="WWNum2">
        <text:list-item>
          <text:list>
            <text:list-item>
              <text:h text:style-name="P16" text:outline-level="2"><text:span text:style-name="T22">Outils</text:span> techniques :</text:h>
            </text:list-item>
          </text:list>
        </text:list-item>
      </text:list>
      <text:p text:style-name="P23"/>
      <text:p text:style-name="P8"><text:span text:style-name="T3"><text:tab/><text:tab/></text:span><text:span text:style-name="T16">La technologie privilégiée est Worldpress ; pour sa simplicité d’utilisation et d’administration. </text:span></text:p>
      <text:p text:style-name="P27"><text:tab/><text:tab/>Une intégration sur les réseaux sociaux est prévue ; de type Facebook.</text:p>
      <text:p text:style-name="P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next-style-name="Standard" style:default-outline-level="2" style:class="text">
      <style:paragraph-properties fo:margin-top="0.353cm" fo:margin-bottom="0cm" loext:contextual-spacing="false" fo:line-height="150%"/>
      <style:text-properties fo:color="#262626"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62626" fo:font-size="12pt" fo:font-weight="bold" style:font-size-asian="12pt" style:font-weight-asian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0.801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1.598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Internet_20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adonna</meta:initial-creator>
    <meta:editing-cycles>5</meta:editing-cycles>
    <meta:creation-date>2015-02-01T22:22:00</meta:creation-date>
    <dc:date>2018-07-25T15:36:56.110914131</dc:date>
    <meta:editing-duration>PT48M</meta:editing-duration>
    <meta:generator>LibreOffice/6.0.3.2$Linux_X86_64 LibreOffice_project/00m0$Build-2</meta:generator>
    <meta:document-statistic meta:table-count="0" meta:image-count="0" meta:object-count="0" meta:page-count="3" meta:paragraph-count="37" meta:word-count="559" meta:character-count="3453" meta:non-whitespace-character-count="29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